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1.831cm"/>
    </style:style>
    <style:style style:name="co23" style:family="table-column">
      <style:table-column-properties fo:break-before="auto" style:column-width="1.332cm"/>
    </style:style>
    <style:style style:name="co24" style:family="table-column">
      <style:table-column-properties fo:break-before="auto" style:column-width="1.247cm"/>
    </style:style>
    <style:style style:name="co25" style:family="table-column">
      <style:table-column-properties fo:break-before="auto" style:column-width="5.272cm"/>
    </style:style>
    <style:style style:name="co26" style:family="table-column">
      <style:table-column-properties fo:break-before="auto" style:column-width="1.969cm"/>
    </style:style>
    <style:style style:name="co27" style:family="table-column">
      <style:table-column-properties fo:break-before="auto" style:column-width="1.411cm"/>
    </style:style>
    <style:style style:name="co28" style:family="table-column">
      <style:table-column-properties fo:break-before="auto" style:column-width="7.38cm"/>
    </style:style>
    <style:style style:name="co29" style:family="table-column">
      <style:table-column-properties fo:break-before="auto" style:column-width="7.908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14.457cm"/>
    </style:style>
    <style:style style:name="co32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1.184cm" fo:break-before="auto" style:use-optimal-row-height="tru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0.961cm" fo:break-before="auto" style:use-optimal-row-height="true"/>
    </style:style>
    <style:style style:name="ro26" style:family="table-row">
      <style:table-row-properties style:row-height="3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4.396cm" fo:break-before="auto" style:use-optimal-row-height="true"/>
    </style:style>
    <style:style style:name="ro29" style:family="table-row">
      <style:table-row-properties style:row-height="5.265cm" fo:break-before="auto" style:use-optimal-row-height="true"/>
    </style:style>
    <style:style style:name="ro30" style:family="table-row">
      <style:table-row-properties style:row-height="6.133cm" fo:break-before="auto" style:use-optimal-row-height="true"/>
    </style:style>
    <style:style style:name="ro31" style:family="table-row">
      <style:table-row-properties style:row-height="3.526cm" fo:break-before="auto" style:use-optimal-row-height="true"/>
    </style:style>
    <style:style style:name="ro32" style:family="table-row">
      <style:table-row-properties style:row-height="2.342cm" fo:break-before="auto" style:use-optimal-row-height="true"/>
    </style:style>
    <style:style style:name="ro33" style:family="table-row">
      <style:table-row-properties style:row-height="1.579cm" fo:break-before="auto" style:use-optimal-row-height="true"/>
    </style:style>
    <style:style style:name="ro34" style:family="table-row">
      <style:table-row-properties style:row-height="2.369cm" fo:break-before="auto" style:use-optimal-row-height="true"/>
    </style:style>
    <style:style style:name="ro35" style:family="table-row">
      <style:table-row-properties style:row-height="2.658cm" fo:break-before="auto" style:use-optimal-row-height="true"/>
    </style:style>
    <style:style style:name="ro36" style:family="table-row">
      <style:table-row-properties style:row-height="2.448cm" fo:break-before="auto" style:use-optimal-row-height="true"/>
    </style:style>
    <style:style style:name="ro37" style:family="table-row">
      <style:table-row-properties style:row-height="3.475cm" fo:break-before="auto" style:use-optimal-row-height="true"/>
    </style:style>
    <style:style style:name="ro38" style:family="table-row">
      <style:table-row-properties style:row-height="1.42cm" fo:break-before="auto" style:use-optimal-row-height="true"/>
    </style:style>
    <style:style style:name="ro39" style:family="table-row">
      <style:table-row-properties style:row-height="0.736cm" fo:break-before="auto" style:use-optimal-row-height="true"/>
    </style:style>
    <style:style style:name="ro40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4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5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6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3-31T12:42:13.42">
            <text:p>0331 <text:s/>1242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3-31T12:42:13.42">
            <text:p>0331 <text:s/>1242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31T12:42:13.42">
            <text:p>0331 <text:s/>124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">
            <text:p>0331 <text:s/>1242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">
            <text:p>0331 <text:s/>1242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1">
            <text:p>0331 <text:s/>1242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1">
            <text:p>0331 <text:s/>1242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1">
            <text:p>0331 <text:s/>1242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1">
            <text:p>0331 <text:s/>1242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2">
            <text:p>0331 <text:s/>1242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2">
            <text:p>0331 <text:s/>1242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3">
            <text:p>0331 <text:s/>1242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4">
            <text:p>0331 <text:s/>1242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5">
            <text:p>0331 <text:s/>1242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7">
            <text:p>0331 <text:s/>1242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7">
            <text:p>0331 <text:s/>1242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8">
            <text:p>0331 <text:s/>1242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8">
            <text:p>0331 <text:s/>1242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8">
            <text:p>0331 <text:s/>1242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59">
            <text:p>0331 <text:s/>1242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6">
            <text:p>0331 <text:s/>12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6">
            <text:p>0331 <text:s/>12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6">
            <text:p>0331 <text:s/>12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6">
            <text:p>0331 <text:s/>12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6">
            <text:p>0331 <text:s/>12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6">
            <text:p>0331 <text:s/>12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6">
            <text:p>0331 <text:s/>12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6">
            <text:p>0331 <text:s/>12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6">
            <text:p>0331 <text:s/>1242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31T12:42:13.6">
            <text:p>0331 <text:s/>1242</text:p>
          </table:table-cell>
          <table:table-cell table:style-name="ce4" table:formula="of:=NOW()" office:value-type="date" office:date-value="2021-03-31T12:42:13.6">
            <text:p>0331 <text:s/>1242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31T12:42:13.6">
            <text:p>0331 <text:s/>124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31T12:42:13.67">
            <text:p>2021/3/31 12:42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31T12:42:13.67">
            <text:p>2021/3/31 12:42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3-31T12:42:13.67">
            <text:p>2021/3/31 12: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3-31">
            <text:p>3月31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1T12:42:13.67">
            <text:p>0331 <text:s/>12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1T12:42:13.67">
            <text:p>0331 <text:s/>12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1T12:42:13.67">
            <text:p>0331 <text:s/>12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1T12:42:13.67">
            <text:p>0331 <text:s/>12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1T12:42:13.67">
            <text:p>0331 <text:s/>12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1T12:42:13.67">
            <text:p>0331 <text:s/>12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1T12:42:13.67">
            <text:p>0331 <text:s/>12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1T12:42:13.67">
            <text:p>0331 <text:s/>12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1T12:42:13.67">
            <text:p>0331 <text:s/>12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1T12:42:13.67">
            <text:p>0331 <text:s/>1242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1T12:42:13.67">
            <text:p>0331 <text:s/>1242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1T12:42:13.67">
            <text:p>0331 <text:s/>1242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1T12:42:13.67">
            <text:p>0331 <text:s/>1242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31T12:42:13.67">
            <text:p>0331 <text:s/>1242</text:p>
          </table:table-cell>
          <table:table-cell table:style-name="ce20" table:formula="of:=NOW()" office:value-type="date" office:date-value="2021-03-31T12:42:13.67">
            <text:p>0331 <text:s/>124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1T12:42:13.75">
            <text:p>0331 <text:s/>1242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5">
            <text:p>0331 <text:s/>1242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6">
            <text:p>0331 <text:s/>1242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6">
            <text:p>0331 <text:s/>1242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6">
            <text:p>0331 <text:s/>1242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1T12:42:13.76">
            <text:p>0331 <text:s/>1242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1T12:42:13.76">
            <text:p>0331 <text:s/>1242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6">
            <text:p>0331 <text:s/>1242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6">
            <text:p>0331 <text:s/>1242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6">
            <text:p>0331 <text:s/>1242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6">
            <text:p>0331 <text:s/>1242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6">
            <text:p>0331 <text:s/>1242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6">
            <text:p>0331 <text:s/>1242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6">
            <text:p>0331 <text:s/>1242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7">
            <text:p>0331 <text:s/>1242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7">
            <text:p>0331 <text:s/>1242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7">
            <text:p>0331 <text:s/>1242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7">
            <text:p>0331 <text:s/>124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7">
            <text:p>0331 <text:s/>124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3.77">
            <text:p>0331 <text:s/>1242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31T12:42:13.77">
            <text:p>0331 <text:s/>1242</text:p>
          </table:table-cell>
          <table:table-cell table:style-name="ce4" table:formula="of:=NOW()" office:value-type="date" office:date-value="2021-03-31T12:42:13.77">
            <text:p>0331 <text:s/>1242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31T12:42:13.77">
            <text:p>0331 <text:s/>1242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</text:span><text:span text:style-name="T1">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4">
            <text:p>0331 <text:s/>1242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4">
            <text:p>0331 <text:s/>1242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</text:span><text:span text:style-name="T1">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4">
            <text:p>0331 <text:s/>1242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4">
            <text:p>0331 <text:s/>1242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4">
            <text:p>0331 <text:s/>1242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5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5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5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5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5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5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5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5">
            <text:p>0331 <text:s/>1242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5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31T12:42:13.86">
            <text:p>0331 <text:s/>1242</text:p>
          </table:table-cell>
          <table:table-cell table:style-name="ce4" table:formula="of:=NOW()" office:value-type="date" office:date-value="2021-03-31T12:42:13.86">
            <text:p>0331 <text:s/>1242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office:forms form:automatic-focus="false" form:apply-design-mode="false"/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visibility="collapse" table:default-cell-style-name="ce14"/>
        <table:table-column table:style-name="co6" table:visibility="collapse" table:default-cell-style-name="ce14"/>
        <table:table-column table:style-name="co21" table:default-cell-style-name="ce14"/>
        <table:table-column table:style-name="co22" table:number-columns-repeated="17" table:default-cell-style-name="ce14"/>
        <table:table-column table:style-name="co6" table:default-cell-style-name="ce14"/>
        <table:table-column table:style-name="co2" table:number-columns-repeated="996" table:default-cell-style-name="ce14"/>
        <table:table-row table:style-name="ro1">
          <table:table-cell table:number-columns-repeated="9"/>
          <table:table-cell table:style-name="ce47" office:value-type="string">
            <text:p>sum</text:p>
          </table:table-cell>
          <table:table-cell table:style-name="ce50" table:formula="of:=COUNTIF([.K3:.K51];&quot;x&quot;)" office:value-type="float" office:value="0">
            <text:p>0</text:p>
          </table:table-cell>
          <table:table-cell table:style-name="ce50" table:formula="of:=COUNTIF([.L3:.L51];&quot;x&quot;)" office:value-type="float" office:value="0">
            <text:p>0</text:p>
          </table:table-cell>
          <table:table-cell table:style-name="ce50" table:formula="of:=COUNTIF([.M3:.M51];&quot;x&quot;)" office:value-type="float" office:value="4">
            <text:p>4</text:p>
          </table:table-cell>
          <table:table-cell table:style-name="ce50" table:formula="of:=COUNTIF([.N3:.N51];&quot;x&quot;)" office:value-type="float" office:value="4">
            <text:p>4</text:p>
          </table:table-cell>
          <table:table-cell table:style-name="ce50" table:formula="of:=COUNTIF([.O3:.O51];&quot;x&quot;)" office:value-type="float" office:value="4">
            <text:p>4</text:p>
          </table:table-cell>
          <table:table-cell table:style-name="ce50" table:formula="of:=COUNTIF([.P3:.P51];&quot;#x&quot;)" office:value-type="float" office:value="0">
            <text:p>0</text:p>
          </table:table-cell>
          <table:table-cell table:style-name="ce50" table:formula="of:=COUNTIF([.Q3:.Q51];&quot;#x&quot;)" office:value-type="float" office:value="0">
            <text:p>0</text:p>
          </table:table-cell>
          <table:table-cell table:style-name="ce50" table:formula="of:=COUNTIF([.R3:.R51];&quot;x&quot;)" office:value-type="float" office:value="4">
            <text:p>4</text:p>
          </table:table-cell>
          <table:table-cell table:style-name="ce50" table:formula="of:=COUNTIF([.S3:.S51];&quot;x&quot;)" office:value-type="float" office:value="4">
            <text:p>4</text:p>
          </table:table-cell>
          <table:table-cell table:style-name="ce50" table:formula="of:=COUNTIF([.T3:.T51];&quot;x&quot;)" office:value-type="float" office:value="4">
            <text:p>4</text:p>
          </table:table-cell>
          <table:table-cell table:style-name="ce50" table:formula="of:=COUNTIF([.U3:.U51];&quot;x&quot;)" office:value-type="float" office:value="4">
            <text:p>4</text:p>
          </table:table-cell>
          <table:table-cell table:style-name="ce50" table:formula="of:=COUNTIF([.V3:.V51];&quot;x&quot;)" office:value-type="float" office:value="4">
            <text:p>4</text:p>
          </table:table-cell>
          <table:table-cell table:style-name="ce50" table:formula="of:=COUNTIF([.W3:.W51];&quot;x&quot;)" office:value-type="float" office:value="4">
            <text:p>4</text:p>
          </table:table-cell>
          <table:table-cell table:style-name="ce50" table:formula="of:=COUNTIF([.X3:.X51];&quot;x&quot;)" office:value-type="float" office:value="4">
            <text:p>4</text:p>
          </table:table-cell>
          <table:table-cell table:style-name="ce50" table:formula="of:=COUNTIF([.Y3:.Y51];&quot;x&quot;)" office:value-type="float" office:value="4">
            <text:p>4</text:p>
          </table:table-cell>
          <table:table-cell table:style-name="ce50" table:formula="of:=COUNTIF([.Z3:.Z51];&quot;x&quot;)" office:value-type="float" office:value="2">
            <text:p>2</text:p>
          </table:table-cell>
          <table:table-cell table:style-name="ce50" table:formula="of:=COUNTIF([.AA3:.AA51];&quot;x&quot;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 table:formula="of:=NOW()" office:value-type="date" office:date-value="2021-03-31T12:42:13.96">
            <text:p>2021/3/31 12:42</text:p>
          </table:table-cell>
          <table:table-cell table:style-name="ce48" table:number-columns-repeated="3"/>
          <table:table-cell table:style-name="ce48" office:value-type="date" office:date-value="2021-03-31T10:25:40.26">
            <text:p>0331</text:p>
          </table:table-cell>
          <table:table-cell table:style-name="ce48" office:value-type="date" office:date-value="2021-03-30T11:27:19.89">
            <text:p>0330</text:p>
          </table:table-cell>
          <table:table-cell table:style-name="ce48" office:value-type="date" office:date-value="2021-03-29T11:19:08.31">
            <text:p>0329</text:p>
          </table:table-cell>
          <table:table-cell table:style-name="ce48" office:value-type="date" office:date-value="2021-03-14T09:58:24.01">
            <text:p>0314</text:p>
          </table:table-cell>
          <table:table-cell table:number-columns-repeated="2" table:style-name="ce48" office:value-type="date" office:date-value="2021-03-16T13:13:24.55">
            <text:p>0316</text:p>
          </table:table-cell>
          <table:table-cell table:style-name="ce48" office:value-type="date" office:date-value="2021-03-22T16:12:27.14">
            <text:p>0322</text:p>
          </table:table-cell>
          <table:table-cell table:style-name="ce48" office:value-type="date" office:date-value="2021-03-23T09:01:42.32">
            <text:p>0323</text:p>
          </table:table-cell>
          <table:table-cell table:style-name="ce48" office:value-type="date" office:date-value="2021-03-24T14:24:06.71">
            <text:p>0324</text:p>
          </table:table-cell>
          <table:table-cell table:style-name="ce48" office:value-type="date" office:date-value="2021-03-25T12:58:58.76">
            <text:p>0325</text:p>
          </table:table-cell>
          <table:table-cell table:style-name="ce48" office:value-type="date" office:date-value="2021-03-26T12:28:10.07">
            <text:p>0326</text:p>
          </table:table-cell>
          <table:table-cell table:style-name="ce48" office:value-type="date" office:date-value="2021-03-27T08:16:24.96">
            <text:p>0327</text:p>
          </table:table-cell>
          <table:table-cell table:style-name="ce48" office:value-type="date" office:date-value="2021-03-28T08:31:58.37">
            <text:p>0328</text:p>
          </table:table-cell>
          <table:table-cell table:style-name="ce48" office:value-type="date" office:date-value="2021-03-29T11:19:08.31">
            <text:p>0329</text:p>
          </table:table-cell>
          <table:table-cell table:style-name="ce48"/>
          <table:table-cell table:style-name="ce20" table:formula="of:=NOW()" office:value-type="date" office:date-value="2021-03-31T12:42:13.96">
            <text:p>0331 <text:s/>1242</text:p>
          </table:table-cell>
          <table:table-cell table:number-columns-repeated="996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:.Z3];&quot;x&quot;)" office:value-type="float" office:value="1">
            <text:p>1</text:p>
          </table:table-cell>
          <table:table-cell table:style-name="ce51" table:number-columns-repeated="5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3-31T12:42:13.96">
            <text:p>2021/3/31 12:42</text:p>
          </table:table-cell>
          <table:table-cell table:number-columns-repeated="996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4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4:.Z4];&quot;x&quot;)" office:value-type="float" office:value="1">
            <text:p>1</text:p>
          </table:table-cell>
          <table:table-cell table:style-name="ce51" table:number-columns-repeated="5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3-31T12:42:13.97">
            <text:p>2021/3/31 12:42</text:p>
          </table:table-cell>
          <table:table-cell table:number-columns-repeated="996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5:.Z5];&quot;x&quot;)" office:value-type="float" office:value="2">
            <text:p>2</text:p>
          </table:table-cell>
          <table:table-cell table:style-name="ce51" table:number-columns-repeated="5"/>
          <table:table-cell table:style-name="ce22" office:value-type="string">
            <text:p>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51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6:.Z6];&quot;x&quot;)" office:value-type="float" office:value="2">
            <text:p>2</text:p>
          </table:table-cell>
          <table:table-cell table:style-name="ce51" table:number-columns-repeated="5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51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7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7:.Z7];&quot;x&quot;)" office:value-type="float" office:value="4">
            <text:p>4</text:p>
          </table:table-cell>
          <table:table-cell table:style-name="ce51" table:number-columns-repeated="4"/>
          <table:table-cell table:style-name="ce51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51" table:number-columns-repeated="4"/>
          <table:table-cell table:style-name="ce51" office:value-type="string">
            <text:p>x</text:p>
          </table:table-cell>
          <table:table-cell table:style-name="ce51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8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8:.Z8];&quot;x&quot;)" office:value-type="float" office:value="2">
            <text:p>2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9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9:.Z9];&quot;x&quot;)" office:value-type="float" office:value="1">
            <text:p>1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0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0:.Z10];&quot;x&quot;)" office:value-type="float" office:value="1">
            <text:p>1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formula="of:=COUNTIF([.K11:.Z11];&quot;x&quot;)" office:value-type="float" office:value="1">
            <text:p>1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23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12:.Z12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/>
          <table:table-cell table:style-name="ce45" office:value-type="string">
            <text:p>bằng cách: Tôi đến đây bằng tàu[기차~1 hỏa.</text:p>
          </table:table-cell>
          <table:table-cell table:style-name="ce45" table:formula="of:=COUNTIF([.I13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13:.Z13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/>
          <table:table-cell table:style-name="ce45" office:value-type="string">
            <text:p>bạn đến từ đâu ở việt nam?</text:p>
          </table:table-cell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formula="of:=COUNTIF([.K14:.Z14];&quot;x&quot;)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/>
          <table:table-cell table:style-name="ce45" office:value-type="string">
            <text:p>đây là một cái lỗ. nó nguy hiểm. Tôi không có một sợi dây.</text:p>
          </table:table-cell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formula="of:=COUNTIF([.K15:.Z15];&quot;x&quot;)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formula="of:=COUNTIF([.K16:.Z16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23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  <text:p/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formula="of:=COUNTIF([.K17:.Z17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16">
            <text:p>16</text:p>
          </table:table-cell>
          <table:table-cell table:style-name="ce43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18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formula="of:=COUNTIF([.K18:.Z18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formula="of:=NOW()" office:value-type="date" office:date-value="2021-03-31T12:42:14.02">
            <text:p>2021/3/31 12:42</text:p>
          </table:table-cell>
          <table:table-cell table:number-columns-repeated="996"/>
        </table:table-row>
        <table:table-row table:style-name="ro15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/>
          <table:table-cell table:style-name="ce45" office:value-type="string">
            <text:p>nó nằm ở đâu tại việt nam? nam, bắc, trung tâm?</text:p>
          </table:table-cell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formula="of:=COUNTIF([.K19:.Z19];&quot;x&quot;)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20:.Z20];&quot;x&quot;)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21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formula="of:=COUNTIF([.K21:.Z21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/>
          <table:table-cell table:style-name="ce45" office:value-type="string">
            <text:p>bạn sống ở Nhật Bản trong một thời gian dài.</text:p>
          </table:table-cell>
          <table:table-cell table:style-name="ce45" table:formula="of:=COUNTIF([.I22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formula="of:=COUNTIF([.K22:.Z22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43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23:.Z23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44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4:.Z24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3">
            <text:p>23</text:p>
          </table:table-cell>
          <table:table-cell table:style-name="ce43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5:.Z25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3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ây giờ bạn có cảm thấy ốm không?</text:p>
          </table:table-cell>
          <table:table-cell table:style-name="ce17" table:formula="of:=COUNTIF([.I26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formula="of:=COUNTIF([.K26:.Z26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formula="of:=TODAY()" office:value-type="date" office:date-value="2021-03-31">
            <text:p>3月31日</text:p>
          </table:table-cell>
          <table:table-cell table:number-columns-repeated="996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43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 office:value-type="string">
            <text:p>when: đêm qua bạn ngủ khi nào?</text:p>
          </table:table-cell>
          <table:table-cell table:style-name="ce17" table:formula="of:=COUNTIF([.I27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7:.Z27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43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bạn có thể kéo sợi dây này một chút?</text:p>
          </table:table-cell>
          <table:table-cell table:style-name="ce17" table:formula="of:=COUNTIF([.I28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8:.Z28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27">
            <text:p>27</text:p>
          </table:table-cell>
          <table:table-cell table:style-name="ce43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9:.Z29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28">
            <text:p>28</text:p>
          </table:table-cell>
          <table:table-cell table:style-name="ce43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</table:table-cell>
          <table:table-cell table:style-name="ce17" table:formula="of:=COUNTIF([.I30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formula="of:=COUNTIF([.K30:.Z30];&quot;x&quot;)" office:value-type="float" office:value="1">
            <text:p>1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o</text:p>
          </table:table-cell>
          <table:table-cell table:style-name="ce49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4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/>
          <table:table-cell table:style-name="ce17" table:formula="of:=COUNTIF([.I31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formula="of:=COUNTIF([.K31:.Z31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32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32:.Z32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3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33:.Z33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/>
          <table:table-cell table:style-name="ce17" table:formula="of:=COUNTIF([.I34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23"/>
          <table:table-cell table:formula="of:=COUNTIF([.K34:.Z34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 office:value-type="string">
            <text:p>bạn có thể nói lại lần nữa không? chậm rãi?</text:p>
          </table:table-cell>
          <table:table-cell table:style-name="ce17" table:formula="of:=COUNTIF([.I3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formula="of:=COUNTIF([.K35:.Z35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/>
          <table:table-cell table:style-name="ce17" table:formula="of:=COUNTIF([.I3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formula="of:=COUNTIF([.K36:.Z36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37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formula="of:=COUNTIF([.K37:.Z37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43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/>
          <table:table-cell table:style-name="ce17" table:formula="of:=COUNTIF([.I38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formula="of:=COUNTIF([.K38:.Z38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43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/>
          <table:table-cell table:style-name="ce17" table:formula="of:=COUNTIF([.I39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formula="of:=COUNTIF([.K39:.Z39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1T12:42:14.06">
            <text:p>0331 <text:s/>1242</text:p>
          </table:table-cell>
          <table:table-cell table:number-columns-repeated="996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43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formula="of:=COUNTIF([.K40:.Z40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1T12:42:14.06">
            <text:p>0331 <text:s/>1242</text:p>
          </table:table-cell>
          <table:table-cell table:number-columns-repeated="996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43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ôi sẽ di chuyển sợi dây này sau.</text:p>
          </table:table-cell>
          <table:table-cell table:style-name="ce17" table:formula="of:=COUNTIF([.I41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formula="of:=COUNTIF([.K41:.Z41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0" table:formula="of:=NOW()" office:value-type="date" office:date-value="2021-03-31T12:42:14.08">
            <text:p>0331 <text:s/>1242</text:p>
          </table:table-cell>
          <table:table-cell table:number-columns-repeated="996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43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42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formula="of:=COUNTIF([.K42:.Z42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3-31T12:42:14.08">
            <text:p>0331 <text:s/>1242</text:p>
          </table:table-cell>
          <table:table-cell table:number-columns-repeated="996"/>
        </table:table-row>
        <table:table-row table:style-name="ro15">
          <table:table-cell table:style-name="ce17" office:value-type="float" office:value="41">
            <text:p>41</text:p>
          </table:table-cell>
          <table:table-cell table:style-name="ce43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formula="of:=COUNTIF([.K43:.Z43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3-31T12:42:14.08">
            <text:p>0331 <text:s/>1242</text:p>
          </table:table-cell>
          <table:table-cell table:number-columns-repeated="996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43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44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formula="of:=COUNTIF([.K44:.Z44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1T12:42:14.09">
            <text:p>0331 <text:s/>1242</text:p>
          </table:table-cell>
          <table:table-cell table:number-columns-repeated="996"/>
        </table:table-row>
        <table:table-row table:style-name="ro15">
          <table:table-cell table:style-name="ce17" office:value-type="float" office:value="43">
            <text:p>43</text:p>
          </table:table-cell>
          <table:table-cell table:style-name="ce43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5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formula="of:=COUNTIF([.K45:.Z45];&quot;x&quot;)" office:value-type="float" office:value="2">
            <text:p>2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table:style-name="ce20" table:formula="of:=NOW()" office:value-type="date" office:date-value="2021-03-31T12:42:14.09">
            <text:p>0331 <text:s/>1242</text:p>
          </table:table-cell>
          <table:table-cell table:number-columns-repeated="996"/>
        </table:table-row>
        <table:table-row table:style-name="ro15">
          <table:table-cell table:style-name="ce17" office:value-type="float" office:value="44">
            <text:p>44</text:p>
          </table:table-cell>
          <table:table-cell table:style-name="ce43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46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46:.Z46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1T12:42:14.09">
            <text:p>0331 <text:s/>1242</text:p>
          </table:table-cell>
          <table:table-cell table:number-columns-repeated="996"/>
        </table:table-row>
        <table:table-row table:style-name="ro15">
          <table:table-cell table:style-name="ce17" office:value-type="float" office:value="45">
            <text:p>45</text:p>
          </table:table-cell>
          <table:table-cell table:style-name="ce44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47:.Z47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0" table:formula="of:=NOW()" office:value-type="date" office:date-value="2021-03-31T12:42:14.09">
            <text:p>0331 <text:s/>1242</text:p>
          </table:table-cell>
          <table:table-cell table:number-columns-repeated="996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44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8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formula="of:=COUNTIF([.K48:.Z48];&quot;x&quot;)" office:value-type="float" office:value="3">
            <text:p>3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20" table:formula="of:=NOW()" office:value-type="date" office:date-value="2021-03-31T12:42:14.09">
            <text:p>0331 <text:s/>1242</text:p>
          </table:table-cell>
          <table:table-cell table:number-columns-repeated="996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6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1T12:42:14.09">
            <text:p>0331 <text:s/>1242</text:p>
          </table:table-cell>
          <table:table-cell table:number-columns-repeated="996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6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1T12:42:14.09">
            <text:p>0331 <text:s/>1242</text:p>
          </table:table-cell>
          <table:table-cell table:number-columns-repeated="996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6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1T12:42:14.09">
            <text:p>0331 <text:s/>1242</text:p>
          </table:table-cell>
          <table:table-cell table:number-columns-repeated="996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table:style-name="ce20" table:formula="of:=NOW()" office:value-type="date" office:date-value="2021-03-31T12:42:14.09">
            <text:p>0331 <text:s/>1242</text:p>
          </table:table-cell>
          <table:table-cell office:value-type="string">
            <text:p>*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N48:.Z48];&quot;x&quot;)" office:value-type="float" office:value="3">
            <text:p>3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3" table:number-columns-repeated="2" table:default-cell-style-name="ce1"/>
        <table:table-column table:style-name="co10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1" table:default-cell-style-name="ce1"/>
        <table:table-row table:style-name="ro1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52" table:formula="of:=CONCATENATE(&quot;(&quot;;MAX([.A3:.A12]);&quot;)&quot;)" office:value-type="string" office:string-value="(10)">
            <text:p>(10)</text:p>
          </table:table-cell>
          <table:table-cell table:style-name="ce52" table:formula="of:=CONCATENATE(&quot;(&quot;;MAX([.B3:.B12]);&quot;)&quot;)" office:value-type="string" office:string-value="(10)">
            <text:p>(10)</text:p>
          </table:table-cell>
          <table:table-cell table:style-name="ce2" office:value-type="string">
            <text:p>entry</text:p>
          </table:table-cell>
          <table:table-cell table:style-name="ce5" table:formula="of:=CONCATENATE(&quot;s.n. (&quot;;MAX([.D3:.D12]);&quot;)&quot;)" office:value-type="string" office:string-value="s.n. (2)">
            <text:p>s.n. (2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1">
            <text:p>1</text:p>
          </table:table-cell>
          <table:table-cell table:style-name="ce3" office:value-type="date" office:date-value="2021-03-25T13:08:31.82">
            <text:p>0325</text:p>
          </table:table-cell>
          <table:table-cell table:style-name="ce53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18">
            <text:p>0331 <text:s/>1242</text:p>
          </table:table-cell>
          <table:table-cell table:number-columns-repeated="1011"/>
        </table:table-row>
        <table:table-row table:style-name="ro9">
          <table:table-cell table:number-columns-repeated="2"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19">
            <text:p>0331 <text:s/>1242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腰部的痛苦。没有改变。/ 今天早上，仍在蒲pu2团tuan2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">
            <text:p>0331 <text:s/>1242</text:p>
          </table:table-cell>
          <table:table-cell table:number-columns-repeated="1011"/>
        </table:table-row>
        <table:table-row table:style-name="ro24">
          <table:table-cell table:number-columns-repeated="2"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">
            <text:p>0331 <text:s/>1242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">
            <text:p>0331 <text:s/>1242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ćwiczyłem, także, "gwizdek[whistle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">
            <text:p>0331 <text:s/>1242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">
            <text:p>0331 <text:s/>1242</text:p>
          </table:table-cell>
          <table:table-cell table:number-columns-repeated="1011"/>
        </table:table-row>
        <table:table-row table:style-name="ro17">
          <table:table-cell table:number-columns-repeated="2" table:style-name="ce6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">
            <text:p>0331 <text:s/>1242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">
            <text:p>0331 <text:s/>1242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">
            <text:p>0331 <text:s/>1242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1">
            <text:p>11</text:p>
          </table:table-cell>
          <table:table-cell table:style-name="ce3" office:value-type="date" office:date-value="2021-03-26T12:27:18.84">
            <text:p>0326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">
            <text:p>0331 <text:s/>1242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">
            <text:p>0331 <text:s/>1242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1">
            <text:p>0331 <text:s/>1242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1">
            <text:p>0331 <text:s/>1242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1">
            <text:p>0331 <text:s/>1242</text:p>
          </table:table-cell>
          <table:table-cell table:number-columns-repeated="1011"/>
        </table:table-row>
        <table:table-row table:style-name="ro26">
          <table:table-cell table:number-columns-repeated="2" table:style-name="ce6" office:value-type="float" office:value="16">
            <text:p>1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10" office:value-type="string">
            <text:p>i raise one leg, put the foot fingers on an open space of the shelf.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1">
            <text:p>0331 <text:s/>1242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17">
            <text:p>1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1">
            <text:p>0331 <text:s/>1242</text:p>
          </table:table-cell>
          <table:table-cell table:number-columns-repeated="1011"/>
        </table:table-row>
        <table:table-row table:style-name="ro27">
          <table:table-cell table:number-columns-repeated="2" table:style-name="ce6" office:value-type="float" office:value="18">
            <text:p>1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1">
            <text:p>0331 <text:s/>1242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19">
            <text:p>1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6" office:value-type="string">
            <text:p>* / dhalika[that / al'xamiysi / al'xaamis wa'l'ashriyn / min maars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1">
            <text:p>0331 <text:s/>1242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20">
            <text:p>2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6" office:value-type="string">
            <text:p>-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1">
            <text:p>0331 <text:s/>1242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1">
            <text:p>2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6" office:value-type="string">
            <text:p>a'dhahab / mataadhiri</text:p>
          </table:table-cell>
          <table:table-cell table:style-name="ce24" office:value-type="string">
            <text:p>I did not go to stores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1">
            <text:p>0331 <text:s/>1242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2">
            <text:p>2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6" office:value-type="string">
            <text:p>biysto pandh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1">
            <text:p>0331 <text:s/>1242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3">
            <text:p>2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24" office:value-type="string">
            <text:p>two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1">
            <text:p>0331 <text:s/>1242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4">
            <text:p>2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6" office:value-type="string">
            <text:p>an'haa / ghadhoo[food / mei[i-give~1 dahoom</text:p>
          </table:table-cell>
          <table:table-cell table:style-name="ce24" office:value-type="string">
            <text:p>I give food to them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2">
            <text:p>0331 <text:s/>1242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5">
            <text:p>2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6" office:value-type="string">
            <text:p>dwatsat` piat`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2">
            <text:p>0331 <text:s/>1242</text:p>
          </table:table-cell>
          <table:table-cell table:number-columns-repeated="1011"/>
        </table:table-row>
        <table:table-row table:style-name="ro28"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7T07:35:47.09">
            <text:p>0327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2">
            <text:p>0331 <text:s/>1242</text:p>
          </table:table-cell>
          <table:table-cell table:number-columns-repeated="1011"/>
        </table:table-row>
        <table:table-row table:style-name="ro25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2">
            <text:p>0331 <text:s/>1242</text:p>
          </table:table-cell>
          <table:table-cell table:number-columns-repeated="1011"/>
        </table:table-row>
        <table:table-row table:style-name="ro29"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2">
            <text:p>0331 <text:s/>1242</text:p>
          </table:table-cell>
          <table:table-cell table:number-columns-repeated="1011"/>
        </table:table-row>
        <table:table-row table:style-name="ro30">
          <table:table-cell table:style-name="ce6"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10" office:value-type="string">
            <text:p>any sound that comes well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2">
            <text:p>0331 <text:s/>1242</text:p>
          </table:table-cell>
          <table:table-cell table:number-columns-repeated="1011"/>
        </table:table-row>
        <table:table-row table:style-name="ro31"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10" office:value-type="string">
            <text:p>thirdly, when i blow other holes, i change the shape of my mouth accordingly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2">
            <text:p>0331 <text:s/>1242</text:p>
          </table:table-cell>
          <table:table-cell table:number-columns-repeated="1011"/>
        </table:table-row>
        <table:table-row table:style-name="ro32">
          <table:table-cell table:style-name="ce6" office:value-type="float" office:value="31">
            <text:p>31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2">
            <text:p>0331 <text:s/>1242</text:p>
          </table:table-cell>
          <table:table-cell table:number-columns-repeated="1011"/>
        </table:table-row>
        <table:table-row table:style-name="ro33">
          <table:table-cell table:style-name="ce6" office:value-type="float" office:value="32">
            <text:p>32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2">
            <text:p>0331 <text:s/>1242</text:p>
          </table:table-cell>
          <table:table-cell table:number-columns-repeated="1011"/>
        </table:table-row>
        <table:table-row table:style-name="ro33"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2">
            <text:p>0331 <text:s/>1242</text:p>
          </table:table-cell>
          <table:table-cell table:number-columns-repeated="1011"/>
        </table:table-row>
        <table:table-row table:style-name="ro16">
          <table:table-cell table:style-name="ce6" office:value-type="float" office:value="34">
            <text:p>34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10" office:value-type="string">
            <text:p>dobra pogoda. nie ma deszczu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2">
            <text:p>0331 <text:s/>1242</text:p>
          </table:table-cell>
          <table:table-cell table:number-columns-repeated="1011"/>
        </table:table-row>
        <table:table-row table:style-name="ro16"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10" office:value-type="string">
            <text:p>Daję im jedzenie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3">
            <text:p>0331 <text:s/>1242</text:p>
          </table:table-cell>
          <table:table-cell table:number-columns-repeated="1011"/>
        </table:table-row>
        <table:table-row table:style-name="ro16"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10" office:value-type="string">
            <text:p>yawm'l'jumA / a'thaadis wa'l'ashriyn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3">
            <text:p>0331 <text:s/>1242</text:p>
          </table:table-cell>
          <table:table-cell table:number-columns-repeated="1011"/>
        </table:table-row>
        <table:table-row table:style-name="ro16">
          <table:table-cell table:style-name="ce6" office:value-type="float" office:value="37">
            <text:p>37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10" office:value-type="string">
            <text:p>aAt^iy / a't^aAAma[food / lil'qit^at^i</text:p>
          </table:table-cell>
          <table:table-cell table:style-name="ce24" office:value-type="string">
            <text:p>i give food to the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3">
            <text:p>0331 <text:s/>1242</text:p>
          </table:table-cell>
          <table:table-cell table:number-columns-repeated="1011"/>
        </table:table-row>
        <table:table-row table:style-name="ro19">
          <table:table-cell table:style-name="ce6" office:value-type="float" office:value="38">
            <text:p>38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10" office:value-type="string">
            <text:p>joom'e / biyst wa'sheesh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3">
            <text:p>0331 <text:s/>1242</text:p>
          </table:table-cell>
          <table:table-cell table:number-columns-repeated="1011"/>
        </table:table-row>
        <table:table-row table:style-name="ro34">
          <table:table-cell table:style-name="ce6" office:value-type="float" office:value="39">
            <text:p>39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 no rain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3">
            <text:p>0331 <text:s/>1242</text:p>
          </table:table-cell>
          <table:table-cell table:number-columns-repeated="1011"/>
        </table:table-row>
        <table:table-row table:style-name="ro31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8T08:36:20.230001">
            <text:p>0328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3">
            <text:p>0331 <text:s/>1242</text:p>
          </table:table-cell>
          <table:table-cell table:number-columns-repeated="1011"/>
        </table:table-row>
        <table:table-row table:style-name="ro31"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3">
            <text:p>0331 <text:s/>1242</text:p>
          </table:table-cell>
          <table:table-cell table:number-columns-repeated="1011"/>
        </table:table-row>
        <table:table-row table:style-name="ro16">
          <table:table-cell table:style-name="ce6" office:value-type="float" office:value="42">
            <text:p>42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3">
            <text:p>0331 <text:s/>1242</text:p>
          </table:table-cell>
          <table:table-cell table:number-columns-repeated="1011"/>
        </table:table-row>
        <table:table-row table:style-name="ro16"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3">
            <text:p>0331 <text:s/>1242</text:p>
          </table:table-cell>
          <table:table-cell table:number-columns-repeated="1011"/>
        </table:table-row>
        <table:table-row table:style-name="ro31">
          <table:table-cell table:style-name="ce6" office:value-type="float" office:value="44">
            <text:p>4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3">
            <text:p>0331 <text:s/>1242</text:p>
          </table:table-cell>
          <table:table-cell table:number-columns-repeated="1011"/>
        </table:table-row>
        <table:table-row table:style-name="ro35">
          <table:table-cell table:style-name="ce6" office:value-type="float" office:value="45">
            <text:p>45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4">
            <text:p>0331 <text:s/>1242</text:p>
          </table:table-cell>
          <table:table-cell table:number-columns-repeated="1011"/>
        </table:table-row>
        <table:table-row table:style-name="ro32">
          <table:table-cell table:style-name="ce6" office:value-type="float" office:value="46">
            <text:p>46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4">
            <text:p>0331 <text:s/>1242</text:p>
          </table:table-cell>
          <table:table-cell table:number-columns-repeated="1011"/>
        </table:table-row>
        <table:table-row table:style-name="ro36"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4">
            <text:p>0331 <text:s/>1242</text:p>
          </table:table-cell>
          <table:table-cell table:number-columns-repeated="1011"/>
        </table:table-row>
        <table:table-row table:style-name="ro25">
          <table:table-cell table:style-name="ce6" office:value-type="float" office:value="48">
            <text:p>48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10" office:value-type="string">
            <text:p>dvatsat` shiem`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4">
            <text:p>0331 <text:s/>1242</text:p>
          </table:table-cell>
          <table:table-cell table:number-columns-repeated="1011"/>
        </table:table-row>
        <table:table-row table:style-name="ro25"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4">
            <text:p>0331 <text:s/>1242</text:p>
          </table:table-cell>
          <table:table-cell table:number-columns-repeated="1011"/>
        </table:table-row>
        <table:table-row table:style-name="ro25"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4">
            <text:p>0331 <text:s/>1242</text:p>
          </table:table-cell>
          <table:table-cell table:number-columns-repeated="1011"/>
        </table:table-row>
        <table:table-row table:style-name="ro16">
          <table:table-cell table:style-name="ce6" office:value-type="float" office:value="51">
            <text:p>51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10"/>
          <table:table-cell table:style-name="ce24" office:value-type="string">
            <text:p>i ride bicycle when i go to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4">
            <text:p>0331 <text:s/>1242</text:p>
          </table:table-cell>
          <table:table-cell table:number-columns-repeated="1011"/>
        </table:table-row>
        <table:table-row table:style-name="ro34">
          <table:table-cell table:style-name="ce6" office:value-type="float" office:value="52">
            <text:p>52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10" office:value-type="string">
            <text:p>dhaliyka / yawma'sapti / a'saaba wa'al'ashriyn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4">
            <text:p>0331 <text:s/>1242</text:p>
          </table:table-cell>
          <table:table-cell table:number-columns-repeated="1011"/>
        </table:table-row>
        <table:table-row table:style-name="ro25">
          <table:table-cell table:style-name="ce6" office:value-type="float" office:value="53">
            <text:p>53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4">
            <text:p>0331 <text:s/>1242</text:p>
          </table:table-cell>
          <table:table-cell table:number-columns-repeated="1011"/>
        </table:table-row>
        <table:table-row table:style-name="ro16">
          <table:table-cell table:style-name="ce6" office:value-type="float" office:value="54">
            <text:p>54</text:p>
          </table:table-cell>
          <table:table-cell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10" office:value-type="string">
            <text:p>aAt^iy / a't^aAAma / lil'qit^at^i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4">
            <text:p>0331 <text:s/>1242</text:p>
          </table:table-cell>
          <table:table-cell table:number-columns-repeated="1011"/>
        </table:table-row>
        <table:table-row table:style-name="ro16">
          <table:table-cell table:style-name="ce6" office:value-type="float" office:value="55">
            <text:p>55</text:p>
          </table:table-cell>
          <table:table-cell table:style-name="ce6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10" office:value-type="string">
            <text:p>asmaUhum[their-names / AAlaa'tawaaliy</text:p>
          </table:table-cell>
          <table:table-cell table:style-name="ce24" office:value-type="string">
            <text:p>their names are kuro and mike, respectivel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4">
            <text:p>0331 <text:s/>1242</text:p>
          </table:table-cell>
          <table:table-cell table:number-columns-repeated="1011"/>
        </table:table-row>
        <table:table-row table:style-name="ro19">
          <table:table-cell table:style-name="ce6" office:value-type="float" office:value="56">
            <text:p>56</text:p>
          </table:table-cell>
          <table:table-cell table:style-name="ce6" office:value-type="float" office:value="17">
            <text:p>1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10" office:value-type="string">
            <text:p>biyst wa'haaft</text:p>
          </table:table-cell>
          <table:table-cell table:style-name="ce24" office:value-type="string">
            <text:p>it was saturday, march 27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19">
          <table:table-cell table:style-name="ce6" office:value-type="float" office:value="57">
            <text:p>57</text:p>
          </table:table-cell>
          <table:table-cell table:style-name="ce6" office:value-type="float" office:value="18">
            <text:p>1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10"/>
          <table:table-cell table:style-name="ce24" office:value-type="string">
            <text:p>it was a fine weather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19">
          <table:table-cell table:style-name="ce6" table:formula="of:=ROW()-2" office:value-type="float" office:value="58">
            <text:p>58</text:p>
          </table:table-cell>
          <table:table-cell table:style-name="ce6" office:value-type="float" office:value="19">
            <text:p>1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10" office:value-type="string">
            <text:p>dar / otaa_Ge / gjarm</text:p>
          </table:table-cell>
          <table:table-cell table:style-name="ce24" office:value-type="string">
            <text:p>It was warm in the room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59">
            <text:p>59</text:p>
          </table:table-cell>
          <table:table-cell table:style-name="ce6" table:formula="of:=ROW()-60" office:value-type="float" office:value="1">
            <text:p>1</text:p>
          </table:table-cell>
          <table:table-cell table:style-name="ce3" office:value-type="date" office:date-value="2021-03-29T11:54:59.39">
            <text:p>0329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비가 좀 내리고 있었다. 우산을 가지고 집에서 나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0">
            <text:p>60</text:p>
          </table:table-cell>
          <table:table-cell table:style-name="ce6" table:formula="of:=ROW()-60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마지막으로, 고체를 준 후. 미케에게 두 번째의 고체를 주려고하면, 지상에 내려와 버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1">
            <text:p>61</text:p>
          </table:table-cell>
          <table:table-cell table:style-name="ce6" table:formula="of:=ROW()-60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짧은 동안 다시 마사지를 한다. 그 후 미케의 몸을 안고 옹벽에 올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2">
            <text:p>62</text:p>
          </table:table-cell>
          <table:table-cell table:style-name="ce6" table:formula="of:=ROW()-60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때, 미케의 몸이 옹벽에 건드리지 직전, 미케가 "냐아아아" 라고 큰 소리를 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3">
            <text:p>63</text:p>
          </table:table-cell>
          <table:table-cell table:style-name="ce6" table:formula="of:=ROW()-60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나는 상관없이, 그대로 마케를 옹벽에 올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4">
            <text:p>64</text:p>
          </table:table-cell>
          <table:table-cell table:style-name="ce6" table:formula="of:=ROW()-60" office:value-type="float" office:value="6">
            <text:p>6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5">
            <text:p>65</text:p>
          </table:table-cell>
          <table:table-cell table:style-name="ce6" table:formula="of:=ROW()-60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 ćwiczenia dla, znów, wysokich dźwięków. tym razem, wydmuchać wysokich i nieskich dźwięków, kolejno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6">
            <text:p>66</text:p>
          </table:table-cell>
          <table:table-cell table:style-name="ce6" table:formula="of:=ROW()-60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7">
            <text:p>67</text:p>
          </table:table-cell>
          <table:table-cell table:style-name="ce6" table:formula="of:=ROW()-60" office:value-type="float" office:value="9">
            <text:p>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chodzi o to, że przejście od niskiego dźwięku do wysokiego. dokonujesz tego przejścia bardzo powol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8">
            <text:p>68</text:p>
          </table:table-cell>
          <table:table-cell table:style-name="ce6" table:formula="of:=ROW()-60" office:value-type="float" office:value="10">
            <text:p>10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9">
            <text:p>69</text:p>
          </table:table-cell>
          <table:table-cell table:style-name="ce6" table:formula="of:=ROW()-[.A71]-1" office:value-type="float" office:value="1">
            <text:p>1</text:p>
          </table:table-cell>
          <table:table-cell table:style-name="ce3" office:value-type="date" office:date-value="2021-03-30T11:47:00.84">
            <text:p>0330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어제는 미케도 자꾸 "뒹굴" 을 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0">
            <text:p>70</text:p>
          </table:table-cell>
          <table:table-cell table:style-name="ce6"/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1">
            <text:p>71</text:p>
          </table:table-cell>
          <table:table-cell table:style-name="ce6"/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먹이주기 시작했을 당시, 미케는 내가 옹벽에 가면, 자꾸 큰 소리로 울리고 있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2">
            <text:p>72</text:p>
          </table:table-cell>
          <table:table-cell table:style-name="ce6"/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버려진 것에 의해 아마도 느꼈을 두려움. 그 두려움에서 이럭저럭 벗어나고 싶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3">
            <text:p>73</text:p>
          </table:table-cell>
          <table:table-cell table:style-name="ce6"/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4">
            <text:p>74</text:p>
          </table:table-cell>
          <table:table-cell table:style-name="ce6"/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지금은, 예를 들어, 어제는, 고체를 <text:s/>내가 주는 걸 기다리고 있을 때, 미케는 나를 보고 있었다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5">
            <text:p>75</text:p>
          </table:table-cell>
          <table:table-cell table:style-name="ce6"/>
          <table:table-cell table:style-name="ce3"/>
          <table:table-cell table:style-name="ce53" office:value-type="float" office:value="7">
            <text:p>7</text:p>
          </table:table-cell>
          <table:table-cell table:style-name="ce27" office:value-type="string">
            <text:p>/ 그 때, 미케의 눈은 홍채 부분이 검은 색이다. 즉, 초점을 나에게 맞추고 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6">
            <text:p>76</text:p>
          </table:table-cell>
          <table:table-cell table:style-name="ce6" table:formula="of:=ROW()-[.A78]-1" office:value-type="float" office:value="1">
            <text:p>1</text:p>
          </table:table-cell>
          <table:table-cell table:style-name="ce3" office:value-type="date" office:date-value="2021-03-31T10:25:30.35">
            <text:p>033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다시, 산책 갈 때, 미케가 자꾸 "뒹굴" 을 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5">
          <table:table-cell table:style-name="ce6" table:formula="of:=ROW()-2" office:value-type="float" office:value="77">
            <text:p>77</text:p>
          </table:table-cell>
          <table:table-cell table:style-name="ce6" table:formula="of:=[.B78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응석을 나타내는 행동의 하나 일 것이다.</text:p>
          </table:table-cell>
          <table:table-cell table:style-name="ce10" office:value-type="string">
            <text:p>甘えを表す行動の一つなのだろう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8">
            <text:p>78</text:p>
          </table:table-cell>
          <table:table-cell table:style-name="ce6" table:formula="of:=[.B79]+1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10" office:value-type="string">
            <text:p>昨日、気づいたこと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9">
            <text:p>79</text:p>
          </table:table-cell>
          <table:table-cell table:style-name="ce6" table:formula="of:=[.B80]+1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27">
          <table:table-cell table:style-name="ce6" table:formula="of:=ROW()-2" office:value-type="float" office:value="80">
            <text:p>80</text:p>
          </table:table-cell>
          <table:table-cell table:style-name="ce6" table:formula="of:=[.B81]+1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이렇게 생각하면, 혹시 크로도 자기의 감정을 얼려지고 있는지도 모른다.</text:p>
          </table:table-cell>
          <table:table-cell table:style-name="ce10" office:value-type="string">
            <text:p>このように考えると、もしかしたらクロも自分の感情を凍らているのかもしれない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1">
            <text:p>81</text:p>
          </table:table-cell>
          <table:table-cell table:style-name="ce6" table:formula="of:=[.B82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muzyka : wczoraj zacząłem koto. znowu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2">
            <text:p>82</text:p>
          </table:table-cell>
          <table:table-cell table:style-name="ce6" table:formula="of:=[.B83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użyłem łuku do wydawania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5">
            <text:p>0331 <text:s/>1242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3">
            <text:p>83</text:p>
          </table:table-cell>
          <table:table-cell table:style-name="ce6" table:formula="of:=[.B84]+1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obejrzałem jeden wideo, któregoś dnia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6">
            <text:p>0331 <text:s/>12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4">
            <text:p>84</text:p>
          </table:table-cell>
          <table:table-cell table:style-name="ce6" table:formula="of:=[.B85]+1" office:value-type="float" office:value="9">
            <text:p>9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wideo, w który osoba zagrał koreański koto z łukiem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6">
            <text:p>0331 <text:s/>12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5">
            <text:p>85</text:p>
          </table:table-cell>
          <table:table-cell table:style-name="ce6" table:formula="of:=[.B86]+1" office:value-type="float" office:value="10">
            <text:p>10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pierwotnie, mi się podobało dźwięki skrzypiec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6">
            <text:p>0331 <text:s/>12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6">
            <text:p>86</text:p>
          </table:table-cell>
          <table:table-cell table:style-name="ce6" table:formula="of:=[.B87]+1" office:value-type="float" office:value="11">
            <text:p>11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więc, kiedy obejrzałem te wideo, myślałem o zagraniu japoński koto w taki sposób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6">
            <text:p>0331 <text:s/>1242</text:p>
          </table:table-cell>
          <table:table-cell table:number-columns-repeated="1011"/>
        </table:table-row>
        <table:table-row table:style-name="ro33">
          <table:table-cell table:style-name="ce6" table:formula="of:=ROW()-2" office:value-type="float" office:value="87">
            <text:p>87</text:p>
          </table:table-cell>
          <table:table-cell table:style-name="ce6" table:formula="of:=[.B88]+1" office:value-type="float" office:value="12">
            <text:p>1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在继续。昨天呢，但是，尝试一个新的对策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6">
            <text:p>0331 <text:s/>1242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8">
            <text:p>88</text:p>
          </table:table-cell>
          <table:table-cell table:style-name="ce6" table:formula="of:=[.B89]+1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第一。我将我的上半身向前弯wan1曲qu1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26">
            <text:p>0331 <text:s/>12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9">
            <text:p>89</text:p>
          </table:table-cell>
          <table:table-cell table:style-name="ce6" table:formula="of:=[.B90]+1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做这样，坐zuo4骨的下端，它被披露而靠近皮肤fu1表面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0">
            <text:p>90</text:p>
          </table:table-cell>
          <table:table-cell table:style-name="ce6" table:formula="of:=[.B91]+1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在这个时候，我按摩坐骨下端的外边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7">
          <table:table-cell table:style-name="ce6" table:formula="of:=ROW()-2" office:value-type="float" office:value="91">
            <text:p>91</text:p>
          </table:table-cell>
          <table:table-cell table:style-name="ce6" table:formula="of:=[.B92]+1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2">
            <text:p>92</text:p>
          </table:table-cell>
          <table:table-cell table:style-name="ce6" table:formula="of:=[.B93]+1" office:value-type="float" office:value="17">
            <text:p>17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可能，该部分的肌肉成为僵jiang1硬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93">
            <text:p>93</text:p>
          </table:table-cell>
          <table:table-cell table:style-name="ce6" table:formula="of:=[.B94]+1" office:value-type="float" office:value="18">
            <text:p>18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因此，简单的普通的拉伸运动，不会让该肌肉松动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4">
            <text:p>94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5">
            <text:p>95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6">
            <text:p>96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7">
            <text:p>97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8">
            <text:p>98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3-31T12:42:11.2">
            <text:p>0331 <text:s/>1242</text:p>
          </table:table-cell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31T12:42:14.26">
            <text:p>0331 <text:s/>1242</text:p>
          </table:table-cell>
          <table:table-cell table:style-name="ce4" table:formula="of:=NOW()" office:value-type="date" office:date-value="2021-03-31T12:42:14.26">
            <text:p>0331 <text:s/>1242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31T12:42:14.26">
            <text:p>0331 <text:s/>124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2" table:default-cell-style-name="ce1"/>
        <table:table-column table:style-name="co25" table:default-cell-style-name="ce1"/>
        <table:table-column table:style-name="co9" table:default-cell-style-name="ce1"/>
        <table:table-column table:style-name="co26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0" table:formula="of:=COUNTIF([.D3:.D51];&quot;x&quot;)" office:value-type="float" office:value="4">
            <text:p>4</text:p>
          </table:table-cell>
          <table:table-cell table:style-name="ce50" table:formula="of:=COUNTA([.E3:.E9])" office:value-type="float" office:value="6">
            <text:p>6</text:p>
          </table:table-cell>
          <table:table-cell table:style-name="ce50" table:formula="of:=COUNTA([.F3:.F9])" office:value-type="float" office:value="6">
            <text:p>6</text:p>
          </table:table-cell>
          <table:table-cell table:style-name="ce50" table:formula="of:=COUNTA([.G3:.G9])" office:value-type="float" office:value="6">
            <text:p>6</text:p>
          </table:table-cell>
          <table:table-cell table:style-name="ce50" table:formula="of:=COUNTIF([.H3:.H14];&quot;x&quot;)" office:value-type="float" office:value="7">
            <text:p>7</text:p>
          </table:table-cell>
          <table:table-cell table:style-name="ce50" table:formula="of:=COUNTIF([.I3:.I14];&quot;x&quot;)" office:value-type="float" office:value="4">
            <text:p>4</text:p>
          </table:table-cell>
          <table:table-cell table:style-name="ce50" table:formula="of:=COUNTIF([.J3:.J14];&quot;x&quot;)" office:value-type="float" office:value="4">
            <text:p>4</text:p>
          </table:table-cell>
          <table:table-cell table:style-name="ce50" table:formula="of:=COUNTIF([.K3:.K14];&quot;x&quot;)" office:value-type="float" office:value="0">
            <text:p>0</text:p>
          </table:table-cell>
          <table:table-cell table:style-name="ce50" table:formula="of:=COUNTIF([.L3:.L14];&quot;x&quot;)" office:value-type="float" office:value="0">
            <text:p>0</text:p>
          </table:table-cell>
          <table:table-cell table:style-name="ce50" table:formula="of:=COUNTIF([.M3:.M14];&quot;x&quot;)" office:value-type="float" office:value="0">
            <text:p>0</text:p>
          </table:table-cell>
          <table:table-cell table:style-name="ce50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8" office:value-type="date" office:date-value="2021-03-16T13:13:24.55">
            <text:p>0316</text:p>
          </table:table-cell>
          <table:table-cell table:style-name="ce54" office:value-type="date" office:date-value="2021-03-20T14:36:31.78">
            <text:p>0320</text:p>
          </table:table-cell>
          <table:table-cell table:style-name="ce54" office:value-type="date" office:date-value="2021-03-21T10:50:44.88">
            <text:p>0321</text:p>
          </table:table-cell>
          <table:table-cell table:style-name="ce54" office:value-type="date" office:date-value="2021-03-22T16:19:02.51">
            <text:p>0322</text:p>
          </table:table-cell>
          <table:table-cell table:style-name="ce54" office:value-type="date" office:date-value="2021-03-23T09:01:30.66">
            <text:p>0323</text:p>
          </table:table-cell>
          <table:table-cell table:style-name="ce54" office:value-type="date" office:date-value="2021-03-24T14:23:17.96">
            <text:p>0324</text:p>
          </table:table-cell>
          <table:table-cell table:style-name="ce54" office:value-type="date" office:date-value="2021-03-25T12:57:57.93">
            <text:p>0325</text:p>
          </table:table-cell>
          <table:table-cell table:style-name="ce54" table:number-columns-repeated="4"/>
          <table:table-cell table:style-name="ce4" table:formula="of:=NOW()" office:value-type="date" office:date-value="2021-03-31T12:42:14.33">
            <text:p>0331 <text:s/>1242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3-31T12:42:14.33">
            <text:p>0331 <text:s/>1242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3-31T12:42:14.34">
            <text:p>0331 <text:s/>1242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5" table:number-columns-repeated="5"/>
          <table:table-cell table:style-name="ce4" table:formula="of:=NOW()" office:value-type="date" office:date-value="2021-03-31T12:42:14.34">
            <text:p>0331 <text:s/>1242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5" table:number-columns-repeated="5"/>
          <table:table-cell table:style-name="ce4" table:formula="of:=NOW()" office:value-type="date" office:date-value="2021-03-31T12:42:14.34">
            <text:p>0331 <text:s/>1242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5" table:number-columns-repeated="5"/>
          <table:table-cell table:style-name="ce4" table:formula="of:=NOW()" office:value-type="date" office:date-value="2021-03-31T12:42:14.34">
            <text:p>0331 <text:s/>1242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3-31T12:42:14.34">
            <text:p>0331 <text:s/>1242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3-31T12:42:14.34">
            <text:p>0331 <text:s/>1242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5" office:value-type="string">
            <text:p>#</text:p>
          </table:table-cell>
          <table:table-cell table:style-name="ce4" table:formula="of:=NOW()" office:value-type="date" office:date-value="2021-03-31T12:42:14.34">
            <text:p>0331 <text:s/>1242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3-31T12:42:14.34">
            <text:p>0331 <text:s/>1242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3-31T12:42:14.34">
            <text:p>0331 <text:s/>1242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3-31T12:42:14.34">
            <text:p>0331 <text:s/>1242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3-31T12:42:14.34">
            <text:p>0331 <text:s/>1242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3-31T12:42:14.34">
            <text:p>0331 <text:s/>1242</text:p>
          </table:table-cell>
          <table:table-cell table:style-name="ce20" table:formula="of:=NOW()" office:value-type="date" office:date-value="2021-03-31T12:42:14.33">
            <text:p>0331 <text:s/>1242</text:p>
          </table:table-cell>
          <table:table-cell table:style-name="ce4" table:formula="of:=NOW()" office:value-type="date" office:date-value="2021-03-31T12:42:14.34">
            <text:p>0331 <text:s/>1242</text:p>
          </table:table-cell>
          <table:table-cell table:style-name="ce4" table:formula="of:=NOW()" office:value-type="date" office:date-value="2021-03-31T12:42:14.34">
            <text:p>0331 <text:s/>1242</text:p>
          </table:table-cell>
          <table:table-cell table:style-name="ce4" table:formula="of:=NOW()" office:value-type="date" office:date-value="2021-03-31T12:42:14.34">
            <text:p>0331 <text:s/>1242</text:p>
          </table:table-cell>
          <table:table-cell table:style-name="ce4" table:formula="of:=NOW()" office:value-type="date" office:date-value="2021-03-31T12:42:14.34">
            <text:p>0331 <text:s/>1242</text:p>
          </table:table-cell>
          <table:table-cell table:style-name="ce4" table:formula="of:=NOW()" office:value-type="date" office:date-value="2021-03-31T12:42:14.34">
            <text:p>0331 <text:s/>1242</text:p>
          </table:table-cell>
          <table:table-cell table:style-name="ce4" table:formula="of:=NOW()" office:value-type="date" office:date-value="2021-03-31T12:42:14.34">
            <text:p>0331 <text:s/>1242</text:p>
          </table:table-cell>
          <table:table-cell table:style-name="ce4" table:formula="of:=NOW()" office:value-type="date" office:date-value="2021-03-31T12:42:14.34">
            <text:p>0331 <text:s/>1242</text:p>
          </table:table-cell>
          <table:table-cell table:style-name="ce4" table:formula="of:=NOW()" office:value-type="date" office:date-value="2021-03-31T12:42:14.34">
            <text:p>0331 <text:s/>1242</text:p>
          </table:table-cell>
          <table:table-cell table:style-name="ce4" table:formula="of:=NOW()" office:value-type="date" office:date-value="2021-03-31T12:42:14.34">
            <text:p>0331 <text:s/>1242</text:p>
          </table:table-cell>
          <table:table-cell table:style-name="ce4" table:formula="of:=NOW()" office:value-type="date" office:date-value="2021-03-31T12:42:14.34">
            <text:p>0331 <text:s/>1242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5" table:default-cell-style-name="ce1"/>
        <table:table-column table:style-name="co9" table:default-cell-style-name="ce1"/>
        <table:table-column table:style-name="co30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3-31T12:42:14.42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31T12:42:14.42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31T12:42:14.42">
            <text:p>0331 <text:s/>1242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3-31T12:42:14.42">
            <text:p>0331 <text:s/>1242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31T12:42:14.42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31T12:42:14.42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1T12:42:14.42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3-31T12:42:14.42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3-31T12:42:14.42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31T12:42:14.43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31T12:42:14.43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31T12:42:14.43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3-31T12:42:14.43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1T12:42:14.43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1T12:42:14.43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1T12:42:14.43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1T12:42:14.43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3-31T12:42:14.43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1T12:42:14.43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1T12:42:14.43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3-31T12:42:14.43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1T12:42:14.44">
            <text:p>0331 <text:s/>1242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1T12:42:14.44">
            <text:p>0331 <text:s/>1242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1T12:42:14.44">
            <text:p>0331 <text:s/>1242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1T12:42:14.44">
            <text:p>0331 <text:s/>1242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31T12:42:14.44">
            <text:p>0331 <text:s/>1242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31T12:42:14.44">
            <text:p>0331 <text:s/>1242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2" table:default-cell-style-name="ce1"/>
        <table:table-column table:style-name="co15" table:default-cell-style-name="ce1"/>
        <table:table-column table:style-name="co31" table:default-cell-style-name="ce1"/>
        <table:table-column table:style-name="co3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1">
            <text:p>0331 <text:s/>1242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1">
            <text:p>0331 <text:s/>1242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1T12:42:14.51">
            <text:p>0331 <text:s/>1242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1T12:42:14.51">
            <text:p>0331 <text:s/>1242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1T12:42:14.51">
            <text:p>0331 <text:s/>1242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1T12:42:14.51">
            <text:p>0331 <text:s/>1242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1">
            <text:p>0331 <text:s/>1242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1">
            <text:p>0331 <text:s/>1242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6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37">
          <table:table-cell table:style-name="ce6" office:value-type="float" office:value="1">
            <text:p>1</text:p>
          </table:table-cell>
          <table:table-cell table:style-name="ce56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38">
          <table:table-cell table:style-name="ce6" office:value-type="float" office:value="1">
            <text:p>1</text:p>
          </table:table-cell>
          <table:table-cell table:style-name="ce56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6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39">
          <table:table-cell table:style-name="ce6" office:value-type="float" office:value="3">
            <text:p>3</text:p>
          </table:table-cell>
          <table:table-cell table:style-name="ce56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6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40">
          <table:table-cell table:style-name="ce6" office:value-type="float" office:value="2">
            <text:p>2</text:p>
          </table:table-cell>
          <table:table-cell table:style-name="ce56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1T12:42:14.52">
            <text:p>0331 <text:s/>1242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3-31T12:42:14.52">
            <text:p>0331 <text:s/>1242</text:p>
          </table:table-cell>
          <table:table-cell table:style-name="ce4" table:formula="of:=NOW()" office:value-type="date" office:date-value="2021-03-31T12:42:14.52">
            <text:p>0331 <text:s/>1242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31T12:42:14.52">
            <text:p>0331 <text:s/>124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main.B3:main.AMJ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1">2021/03/31</text:date>, <text:time>12:42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31T12:42:12.89</dc:date>
    <dc:creator>iwabuchi ken</dc:creator>
    <meta:editing-duration>PT20H43M16S</meta:editing-duration>
    <meta:editing-cycles>157</meta:editing-cycles>
    <meta:generator>OpenOffice/4.1.3$Win32 OpenOffice.org_project/413m1$Build-9783</meta:generator>
    <meta:document-statistic meta:table-count="10" meta:cell-count="2084" meta:object-count="0"/>
  </office:meta>
</office:document-meta>
</file>